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 Sans" svg:font-family="Nunito Sans" style:font-family-generic="system" style:font-pitch="variable" svg:panose-1="0 0 5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style:font-name="Nunito Sans" fo:language="en" fo:country="US"/>
    </style:style>
    <style:style style:name="T2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3" style:parent-style-name="Fett" style:family="text">
      <style:text-properties style:font-name="Nunito Sans" fo:font-size="11pt" style:font-size-asian="11pt" style:font-size-complex="11pt" fo:language="en" fo:country="US"/>
    </style:style>
    <style:style style:name="T4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5" style:parent-style-name="Fett" style:family="text">
      <style:text-properties style:font-name="Nunito Sans" fo:font-size="11pt" style:font-size-asian="11pt" style:font-size-complex="11pt" fo:language="en" fo:country="US"/>
    </style:style>
    <style:style style:name="T6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7" style:parent-style-name="Fett" style:family="text">
      <style:text-properties style:font-name="Nunito Sans" fo:font-size="11pt" style:font-size-asian="11pt" style:font-size-complex="11pt" fo:language="en" fo:country="US"/>
    </style:style>
    <style:style style:name="T8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9" style:parent-style-name="Fett" style:family="text">
      <style:text-properties style:font-name="Nunito Sans" fo:font-size="11pt" style:font-size-asian="11pt" style:font-size-complex="11pt" fo:language="en" fo:country="US"/>
    </style:style>
    <style:style style:name="T10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1" style:parent-style-name="Fett" style:family="text">
      <style:text-properties style:font-name="Nunito Sans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13" style:parent-style-name="Hyperlink" style:family="text">
      <style:text-properties style:font-name="Nunito Sans" style:font-name-asian="Times New Roman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15" style:parent-style-name="lia-paragraph" style:family="paragraph">
      <style:paragraph-properties fo:margin-left="0.4916in">
        <style:tab-stops/>
      </style:paragraph-properties>
    </style:style>
    <style:style style:name="T16" style:parent-style-name="Fett" style:family="text">
      <style:text-properties style:font-name="Nunito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18" style:parent-style-name="lia-paragraph" style:family="paragraph">
      <style:paragraph-properties fo:margin-left="0.4916in">
        <style:tab-stops/>
      </style:paragraph-properties>
      <style:text-properties style:font-name="Nunito Sans" fo:font-size="11pt" style:font-size-asian="11pt" style:font-size-complex="11pt" fo:language="en" fo:country="US"/>
    </style:style>
    <style:style style:name="P19" style:parent-style-name="lia-paragraph" style:family="paragraph">
      <style:paragraph-properties fo:margin-left="0.4916in">
        <style:tab-stops/>
      </style:paragraph-properties>
      <style:text-properties style:font-name="Nunito Sans" fo:font-size="11pt" style:font-size-asian="11pt" style:font-size-complex="11pt" fo:language="en" fo:country="US"/>
    </style:style>
    <style:style style:name="P20" style:parent-style-name="lia-paragraph" style:family="paragraph">
      <style:paragraph-properties fo:margin-left="0.4916in">
        <style:tab-stops/>
      </style:paragraph-properties>
      <style:text-properties style:font-name="Nunito Sans" fo:font-size="11pt" style:font-size-asian="11pt" style:font-size-complex="11pt" fo:language="en" fo:country="US"/>
    </style:style>
    <style:style style:name="P21" style:parent-style-name="Überschrift2" style:family="paragraph">
      <style:text-properties style:font-name="Nunito Sans" style:font-name-asian="Times New Roman" fo:language="en" fo:country="US" style:language-asian="de" style:country-asian="DE"/>
    </style:style>
    <style:style style:name="P22" style:parent-style-name="Standard" style:family="paragraph">
      <style:paragraph-properties fo:margin-top="0.0694in" fo:margin-bottom="0.0694in" fo:line-height="100%"/>
    </style:style>
    <style:style style:name="T23" style:parent-style-name="Absatz-Standardschriftart" style:family="text">
      <style:text-properties style:font-name="Nunito Sans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T24" style:parent-style-name="Absatz-Standardschriftart" style:family="text">
      <style:text-properties style:font-name="Nunito Sans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de" style:country-asian="DE"/>
    </style:style>
    <style:style style:name="T25" style:parent-style-name="Absatz-Standardschriftart" style:family="text">
      <style:text-properties style:font-name="Nunito Sans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T26" style:parent-style-name="Absatz-Standardschriftart" style:family="text">
      <style:text-properties style:font-name="Nunito Sans" style:font-name-asian="Times New Roman" style:font-name-complex="Times New Roman" fo:font-size="12pt" style:font-size-asian="12pt" style:font-size-complex="12pt" style:language-asian="de" style:country-asian="DE"/>
    </style:style>
    <style:style style:name="P27" style:parent-style-name="Standard" style:family="paragraph">
      <style:paragraph-properties fo:margin-top="0.0694in" fo:margin-bottom="0.0694in" fo:line-height="100%"/>
      <style:text-properties style:font-name="Nunito Sans" style:font-name-asian="Times New Roman" style:font-name-complex="Times New Roman" fo:font-size="12pt" style:font-size-asian="12pt" style:font-size-complex="12pt" style:language-asian="de" style:country-asian="DE"/>
    </style:style>
    <style:style style:name="P28" style:parent-style-name="Standard" style:family="paragraph">
      <style:paragraph-properties fo:margin-top="0.0694in" fo:margin-bottom="0.0694in" fo:line-height="100%"/>
      <style:text-properties style:font-name="Nunito Sans" style:font-name-asian="Times New Roman" style:font-name-complex="Times New Roman" fo:font-size="12pt" style:font-size-asian="12pt" style:font-size-complex="12pt" style:language-asian="de" style:country-asian="DE"/>
    </style:style>
    <style:style style:name="P29" style:parent-style-name="Standard" style:family="paragraph">
      <style:paragraph-properties fo:margin-top="0.0694in" fo:margin-bottom="0.0694in" fo:line-height="100%"/>
      <style:text-properties style:font-name="Nunito Sans" style:font-name-asian="Times New Roman" style:font-name-complex="Times New Roman" fo:font-size="12pt" style:font-size-asian="12pt" style:font-size-complex="12pt" style:language-asian="de" style:country-asian="DE"/>
    </style:style>
    <style:style style:name="P30" style:parent-style-name="Standard" style:family="paragraph">
      <style:paragraph-properties fo:margin-top="0.0694in" fo:margin-bottom="0.0694in" fo:line-height="100%"/>
      <style:text-properties style:font-name="Nunito Sans" style:font-name-asian="Times New Roman" style:font-name-complex="Times New Roman" fo:font-size="12pt" style:font-size-asian="12pt" style:font-size-complex="12pt" style:language-asian="de" style:country-asian="DE"/>
    </style:style>
    <style:style style:name="P31" style:parent-style-name="Standard" style:family="paragraph">
      <style:paragraph-properties fo:margin-bottom="0.0694in" fo:line-height="100%" fo:margin-left="0.25in">
        <style:tab-stops/>
      </style:paragraph-properties>
    </style:style>
    <style:style style:name="T32" style:parent-style-name="Absatz-Standardschriftart" style:family="text">
      <style:text-properties style:font-name="Nunito Sans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33" style:parent-style-name="Absatz-Standardschriftart" style:family="text">
      <style:text-properties style:font-name="Nunito Sans" style:font-name-asian="Times New Roman" style:font-name-complex="Times New Roman" fo:font-size="12pt" style:font-size-asian="12pt" style:font-size-complex="12pt" style:language-asian="de" style:country-asian="DE"/>
    </style:style>
    <style:style style:name="P34" style:parent-style-name="Standard" style:family="paragraph">
      <style:paragraph-properties fo:margin-top="0.0694in" fo:margin-bottom="0.0694in" fo:line-height="100%" fo:margin-left="0.25in">
        <style:tab-stops/>
      </style:paragraph-properties>
      <style:text-properties style:font-name="Nunito Sans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35" style:parent-style-name="Standard" style:family="paragraph">
      <style:paragraph-properties fo:margin-bottom="0in" fo:line-height="100%"/>
    </style:style>
    <style:style style:name="T36" style:parent-style-name="Absatz-Standardschriftart" style:family="text">
      <style:text-properties style:font-name="Nunito Sans" style:font-name-asian="Times New Roman" style:font-name-complex="Times New Roman" fo:font-size="12pt" style:font-size-asian="12pt" style:font-size-complex="12pt" style:language-asian="de" style:country-asian="DE"/>
    </style:style>
    <style:style style:name="T37" style:parent-style-name="Hyperlink" style:family="text">
      <style:text-properties style:font-name="Nunito Sans" style:font-name-asian="Times New Roman" style:font-name-complex="Times New Roman" fo:font-size="12pt" style:font-size-asian="12pt" style:font-size-complex="12pt" style:language-asian="de" style:country-asian="DE"/>
    </style:style>
    <style:style style:name="T38" style:parent-style-name="Absatz-Standardschriftart" style:family="text">
      <style:text-properties style:font-name="Nunito Sans" style:font-name-asian="Times New Roman" style:font-name-complex="Times New Roman" fo:font-size="12pt" style:font-size-asian="12pt" style:font-size-complex="12pt" style:language-asian="de" style:country-asian="DE"/>
    </style:style>
  </office:automatic-styles>
  <office:body>
    <office:text text:use-soft-page-breaks="true">
      <text:h text:style-name="P1" text:outline-level="1">Open Science and RDM</text:h>
      <text:p text:style-name="lia-paragraph"><text:span text:style-name="T2">Open Science strives to to make scientific research and its dissemination accessible to all levels of society. It is based on the four principles of<text:s/></text:span><text:span text:style-name="T3">transparency</text:span><text:span text:style-name="T4">,<text:s/></text:span><text:span text:style-name="T5">reproducability</text:span><text:span text:style-name="T6">,<text:s/></text:span><text:span text:style-name="T7">reusability</text:span><text:span text:style-name="T8"><text:s/>and<text:s/></text:span><text:span text:style-name="T9">open communication</text:span><text:span text:style-name="T10">. Open Science can encompass publishing open research, campaigning for open access, encouraging scientists to practice<text:s/></text:span><text:span text:style-name="T11">open-notebook science</text:span><text:span text:style-name="T12"><text:s/>(such as openly sharing data and code), broader dissemination and engagement in science and generally making it easier to publish, access and communicate scientific knowledge (</text:span><text:a xlink:href="https://ag-openscience.de/open-science/" office:target-frame-name="_blank" xlink:show="new"><text:span text:style-name="T13">https://ag-openscience.de/open-science/</text:span></text:a><text:span text:style-name="T14">).<text:s/></text:span></text:p>
      <text:p text:style-name="P15"><text:span text:style-name="T16">Exercise</text:span><text:span text:style-name="T17">:</text:span></text:p>
      <text:p text:style-name="P18">Find out if your institution has an Open Science or Research Data Policy?</text:p>
      <text:p text:style-name="P19">What is its scope? What is regulated and how?</text:p>
      <text:p text:style-name="P20">If not: Would you like to have a Research Data Policy? What content should it have?</text:p>
      <text:h text:style-name="P21" text:outline-level="2">Make it FAIR</text:h>
      <text:p text:style-name="P22"><text:span text:style-name="T23">The main idea behind the FAIR principles is:<text:s/></text:span><text:span text:style-name="T24">As open as possible, as closed as necessary!</text:span><text:span text:style-name="T25"><text:s/></text:span><text:span text:style-name="T26">The acronym stands for</text:span></text:p>
      <text:list text:style-name="LFO6" text:continue-numbering="true">
        <text:list-item>
          <text:p text:style-name="P27">Findable</text:p>
        </text:list-item>
        <text:list-item>
          <text:p text:style-name="P28">Accessible</text:p>
        </text:list-item>
        <text:list-item>
          <text:p text:style-name="P29">Interoperable</text:p>
        </text:list-item>
        <text:list-item>
          <text:p text:style-name="P30">Reusable</text:p>
        </text:list-item>
      </text:list>
      <text:p text:style-name="P31"><text:span text:style-name="T32">Exercise</text:span><text:span text:style-name="T33">:<text:s/></text:span></text:p>
      <text:p text:style-name="P34">Look closely at the graph to identify which measures especially apply to your area of work and data types you are using.</text:p>
      <text:p text:style-name="P35"><text:span text:style-name="T36">Graph:<text:s/></text:span><text:a xlink:href="https://www.twillo.de/edu-sharing/components/render/1dcfe819-5409-4df3-8887-0df1737ccd88/" office:target-frame-name="_top" xlink:show="replace"><text:span text:style-name="T37">https://www.twillo.de/edu-sharing/components/render/1dcfe819-5409-4df3-8887-0df1737ccd88/</text:span></text:a><text:span text:style-name="T3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 Sans" svg:font-family="Nunito Sans" style:font-family-generic="system" style:font-pitch="variable" svg:panose-1="0 0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lia-effect__circle" style:display-name="lia-effect__circle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lia-paragraph" style:display-name="lia-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je Ahrens</meta:initial-creator>
    <dc:creator>Antje Ahrens</dc:creator>
    <meta:creation-date>2023-06-27T09:26:00Z</meta:creation-date>
    <dc:date>2023-06-27T09:26:00Z</dc:date>
    <meta:template xlink:href="Normal" xlink:type="simple"/>
    <meta:editing-cycles>2</meta:editing-cycles>
    <meta:editing-duration>PT0S</meta:editing-duration>
    <meta:document-statistic meta:page-count="1" meta:paragraph-count="2" meta:word-count="189" meta:character-count="1380" meta:row-count="9" meta:non-whitespace-character-count="1193"/>
  </office:meta>
</office:document-meta>
</file>